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41bb" officeooo:paragraph-rsid="001c41bb"/>
    </style:style>
    <style:style style:name="P2" style:family="paragraph" style:parent-style-name="Standard">
      <style:text-properties officeooo:rsid="001c8340" officeooo:paragraph-rsid="001c8340"/>
    </style:style>
    <style:style style:name="P3" style:family="paragraph" style:parent-style-name="Standard">
      <style:text-properties officeooo:rsid="0020aac8" officeooo:paragraph-rsid="0020aac8"/>
    </style:style>
    <style:style style:name="P4" style:family="paragraph" style:parent-style-name="Standard">
      <style:text-properties officeooo:rsid="002415a1" officeooo:paragraph-rsid="002415a1"/>
    </style:style>
    <style:style style:name="T1" style:family="text">
      <style:text-properties officeooo:rsid="001ddf0f"/>
    </style:style>
    <style:style style:name="T2" style:family="text">
      <style:text-properties officeooo:rsid="001e731c"/>
    </style:style>
    <style:style style:name="T3" style:family="text">
      <style:text-properties officeooo:rsid="00223595"/>
    </style:style>
    <style:style style:name="T4" style:family="text">
      <style:text-properties officeooo:rsid="0022e5c7"/>
    </style:style>
    <style:style style:name="T5" style:family="text">
      <style:text-properties officeooo:rsid="002a3d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Hieraus ergibt sich für die Studierenden das Problemm, dass die von Ihnen entwickelten audioverarbeitenden System und digitalen Musikinstrumente <text:span text:style-name="T4">über eine Experimentalstatdium nicht hinaus kommen.</text:span></text:p>
      <text:p text:style-name="P1"/>
      <text:p text:style-name="P1"/>
      <text:p text:style-name="P4">Raspberry 3 als Zielplattform</text:p>
      <text:p text:style-name="P1"/>
      <text:p text:style-name="P2">Eine wesentliche Komponente bei der Entwicklung <text:span text:style-name="T2">der </text:span>Neonlicht-<text:span text:style-name="T2">Engine, </text:span><text:s/>war de<text:span text:style-name="T2">ren</text:span> Einsatzfähigkeit auf einem aktuellen Raspberry Pi 3. Dieser Kleinstcomputer ist in seiner dritten Generation <text:span text:style-name="T1">so leistungsstark, dass die Studierenden ohne Probleme auf ihm entwickelen und experimentieren können. In Kombination mit einer preisgünstigen USB-Audiokarte und eines handelsüblichen Midi-Kontrollers können so Musikinstrumente entwickelt werden, die auch in Live-Situationen nutzbar sind. Zwei Effekte sind durch (anfängliche) Beschränkung auf den Raspberry Pi erzielbar. Zum Einen können die Systeme in größerer Stückzahl preisgünstig eingekauft und an die Studierenden (leihweise oder permanent) weitergegeben werden. Damit stehen im Unterricht klassensatzweise identische Systeme zur Verfügung, was die Erläuterungen durch den Lehrenden sehr erleichtert. Zum zweiten ist es ohne größere Probleme möglich, die Kleincomputer an nahezu jedem Ort einzusetzen. Damit wird es wesentlich einfacher Projekte der Studierenden in unterschiedlichen öffentlichen Kontexten zur präsentieren. </text:span></text:p>
      <text:p text:style-name="P2"/>
      <text:p text:style-name="P3">Die Ausgangslage bei den Studierenden der Digitalen Medien stellt den Lehrenden vor ein didakti<text:span text:style-name="T5">s</text:span>ches Problem. Einerseits <text:span text:style-name="T3">existiert bei ihnen eine hohe Affinität zur Nutzung des Computers als Mediensystem und zwar in der gesamten medialen Breite. Gleichzeitig fällt der Zugang zum Computer als Entwicklungssystem immer Studierenden immer schwerer. </text:span>Ähnliche Wahrnehmungen hinsichtlich der Arbeits- und Studierweise sind inzwischen in vielen Studiengängen beobachtbar, so zumindestens die Einschätzung nach vielen Gesprächen mit lehrenden Kollegen.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20:41:10.867957861</meta:creation-date>
    <meta:generator>LibreOffice/4.3.3.2$Linux_ARM_EABI LibreOffice_project/430m0$Build-2</meta:generator>
    <dc:date>2016-05-02T00:12:12.142882875</dc:date>
    <meta:editing-duration>PT3H30M53S</meta:editing-duration>
    <meta:editing-cycles>16</meta:editing-cycles>
    <meta:document-statistic meta:table-count="0" meta:image-count="0" meta:object-count="0" meta:page-count="1" meta:paragraph-count="4" meta:word-count="232" meta:character-count="1844" meta:non-whitespace-character-count="1613"/>
  </office:meta>
</office:document-meta>
</file>